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heet2.xml"/>
  <manifest:file-entry manifest:media-type="text/xml" manifest:full-path="Basic/Standard/Sheet3.xml"/>
  <manifest:file-entry manifest:media-type="text/xml" manifest:full-path="Basic/Standard/Sheet4.xml"/>
  <manifest:file-entry manifest:media-type="text/xml" manifest:full-path="Basic/Standard/Hoja1.xml"/>
  <manifest:file-entry manifest:media-type="text/xml" manifest:full-path="Basic/Standard/script-lb.xml"/>
  <manifest:file-entry manifest:media-type="text/xml" manifest:full-path="Basic/Standard/Sheet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68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212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HistoriaClinicaCE">
      <style:table-properties table:display="true" style:writing-mode="lr-tb"/>
    </style:style>
    <style:style style:name="ta3" style:family="table" style:master-page-name="PageStyle_5f_Hoja1">
      <style:table-properties table:display="true" style:writing-mode="lr-tb"/>
    </style:style>
    <style:style style:name="ta4" style:family="table" style:master-page-name="PageStyle_5f_Hoja2">
      <style:table-properties table:display="true" style:writing-mode="lr-tb"/>
    </style:style>
    <style:style style:name="ta5" style:family="table" style:master-page-name="PageStyle_5f_Hoja3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4" style:family="table-cell" style:parent-style-name="Normal_5f_GalenHos"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5" style:family="table-cell" style:parent-style-name="Normal_5f_GalenHos"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6" style:family="table-cell" style:parent-style-name="Normal_5f_GalenHos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" style:family="table-cell" style:parent-style-name="Normal_5f_GalenHos" style:data-style-name="N36"/>
    <style:style style:name="ce8" style:family="table-cell" style:parent-style-name="Normal_5f_GalenHos">
      <style:text-properties style:use-window-font-color="true" style:text-outline="false" style:text-line-through-style="none" style:font-name="Tahoma" fo:font-size="15pt" fo:font-style="normal" fo:text-shadow="none" style:text-underline-style="none" fo:font-weight="bold" style:font-size-asian="15pt" style:font-style-asian="normal" style:font-weight-asian="bold" style:font-name-complex="Tahoma" style:font-size-complex="15pt" style:font-style-complex="normal" style:font-weight-complex="bold"/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use-regular-expressions="false"/>
      <table:table table:name="Hoja5" table:style-name="ta1" table:print="false">
        <office:forms form:automatic-focus="false" form:apply-design-mode="false"/>
        <table:table-column table:style-name="co1" table:number-columns-repeated="106" table:default-cell-style-name="Normal_5f_GalenHos"/>
        <table:table-column table:style-name="co2" table:number-columns-repeated="150" table:default-cell-style-name="Normal_5f_GalenHos"/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ce1"/>
          <table:table-cell table:style-name="ce2"/>
          <table:table-cell table:number-columns-repeated="251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4">
          <table:table-cell table:number-columns-repeated="21"/>
          <table:table-cell table:style-name="ce3" office:value-type="string">
            <text:p>HOJA DE FILIACION DE PACIENTE</text:p>
          </table:table-cell>
          <table:table-cell table:number-columns-repeated="234"/>
        </table:table-row>
        <table:table-row table:style-name="ro5">
          <table:table-cell table:number-columns-repeated="69"/>
          <table:table-cell table:style-name="ce1" office:value-type="string">
            <text:p>Nro Historia</text:p>
          </table:table-cell>
          <table:table-cell table:number-columns-repeated="13"/>
          <table:table-cell table:style-name="ce1"/>
          <table:table-cell table:style-name="ce8"/>
          <table:table-cell table:number-columns-repeated="171"/>
        </table:table-row>
        <table:table-row table:style-name="ro2">
          <table:table-cell table:number-columns-repeated="256"/>
        </table:table-row>
        <table:table-row table:style-name="ro3">
          <table:table-cell table:number-columns-repeated="27"/>
          <table:table-cell table:style-name="ce4"/>
          <table:table-cell table:style-name="ce6"/>
          <table:table-cell table:number-columns-repeated="227"/>
        </table:table-row>
        <table:table-row table:style-name="ro6">
          <table:table-cell table:number-columns-repeated="3"/>
          <table:table-cell table:style-name="ce1" office:value-type="string">
            <text:p>Apellidos Y Nombres</text:p>
          </table:table-cell>
          <table:table-cell table:style-name="ce1"/>
          <table:table-cell table:number-columns-repeated="22"/>
          <table:table-cell table:style-name="ce5"/>
          <table:table-cell table:style-name="ce6"/>
          <table:table-cell table:number-columns-repeated="227"/>
        </table:table-row>
        <table:table-row table:style-name="ro2">
          <table:table-cell table:number-columns-repeated="3"/>
          <table:table-cell table:style-name="ce1" table:number-columns-repeated="2"/>
          <table:table-cell table:number-columns-repeated="251"/>
        </table:table-row>
        <table:table-row table:style-name="ro7">
          <table:table-cell table:number-columns-repeated="3"/>
          <table:table-cell table:style-name="ce1" office:value-type="string">
            <text:p>Fecha ingreso</text:p>
          </table:table-cell>
          <table:table-cell table:style-name="ce1"/>
          <table:table-cell table:number-columns-repeated="23"/>
          <table:table-cell table:style-name="ce7"/>
          <table:table-cell table:number-columns-repeated="33"/>
          <table:table-cell table:style-name="ce1" office:value-type="string">
            <text:p>Edad (años)</text:p>
          </table:table-cell>
          <table:table-cell table:number-columns-repeated="193"/>
        </table:table-row>
        <table:table-row table:style-name="ro7">
          <table:table-cell table:number-columns-repeated="3"/>
          <table:table-cell table:style-name="ce1" office:value-type="string">
            <text:p>Hora ingreso</text:p>
          </table:table-cell>
          <table:table-cell table:style-name="ce1"/>
          <table:table-cell table:number-columns-repeated="57"/>
          <table:table-cell table:style-name="ce1" office:value-type="string">
            <text:p>Fecha nacimiento</text:p>
          </table:table-cell>
          <table:table-cell table:number-columns-repeated="193"/>
        </table:table-row>
        <table:table-row table:style-name="ro7">
          <table:table-cell table:number-columns-repeated="3"/>
          <table:table-cell table:style-name="ce1" office:value-type="string">
            <text:p>Consultorio</text:p>
          </table:table-cell>
          <table:table-cell table:style-name="ce1"/>
          <table:table-cell table:number-columns-repeated="57"/>
          <table:table-cell table:style-name="ce1" office:value-type="string">
            <text:p>Sexo</text:p>
          </table:table-cell>
          <table:table-cell table:style-name="ce1" table:number-columns-repeated="2"/>
          <table:table-cell table:number-columns-repeated="191"/>
        </table:table-row>
        <table:table-row table:style-name="ro7">
          <table:table-cell table:number-columns-repeated="3"/>
          <table:table-cell table:style-name="ce1" office:value-type="string">
            <text:p>Estado Civil</text:p>
          </table:table-cell>
          <table:table-cell table:style-name="ce1"/>
          <table:table-cell table:number-columns-repeated="57"/>
          <table:table-cell table:style-name="ce1" office:value-type="string">
            <text:p>N° Documento</text:p>
          </table:table-cell>
          <table:table-cell table:number-columns-repeated="193"/>
        </table:table-row>
        <table:table-row table:style-name="ro7">
          <table:table-cell table:number-columns-repeated="3"/>
          <table:table-cell table:style-name="ce1" office:value-type="string">
            <text:p>Médico</text:p>
          </table:table-cell>
          <table:table-cell table:style-name="ce1"/>
          <table:table-cell table:number-columns-repeated="57"/>
          <table:table-cell table:style-name="ce1" office:value-type="string">
            <text:p>Ocupacion</text:p>
          </table:table-cell>
          <table:table-cell table:number-columns-repeated="193"/>
        </table:table-row>
        <table:table-row table:style-name="ro7">
          <table:table-cell table:number-columns-repeated="3"/>
          <table:table-cell table:style-name="ce1" office:value-type="string">
            <text:p>Especialidad</text:p>
          </table:table-cell>
          <table:table-cell table:style-name="ce1"/>
          <table:table-cell table:number-columns-repeated="57"/>
          <table:table-cell table:style-name="ce1" office:value-type="string">
            <text:p>Teléfono</text:p>
          </table:table-cell>
          <table:table-cell table:number-columns-repeated="193"/>
        </table:table-row>
        <table:table-row table:style-name="ro7">
          <table:table-cell table:number-columns-repeated="3"/>
          <table:table-cell table:style-name="ce1" office:value-type="string">
            <text:p>Dirección</text:p>
          </table:table-cell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ce1" office:value-type="string">
            <text:p>Departamento</text:p>
          </table:table-cell>
          <table:table-cell table:style-name="ce1"/>
          <table:table-cell table:number-columns-repeated="57"/>
          <table:table-cell table:style-name="ce1" office:value-type="string">
            <text:p>Provincia</text:p>
          </table:table-cell>
          <table:table-cell table:number-columns-repeated="193"/>
        </table:table-row>
        <table:table-row table:style-name="ro1">
          <table:table-cell table:number-columns-repeated="3"/>
          <table:table-cell table:style-name="ce1" office:value-type="string">
            <text:p>Distrito</text:p>
          </table:table-cell>
          <table:table-cell table:style-name="ce1"/>
          <table:table-cell table:number-columns-repeated="57"/>
          <table:table-cell table:style-name="ce1" office:value-type="string">
            <text:p>Centro Poblado</text:p>
          </table:table-cell>
          <table:table-cell table:number-columns-repeated="193"/>
        </table:table-row>
        <table:table-row table:style-name="ro1">
          <table:table-cell table:number-columns-repeated="2"/>
          <table:table-cell>
            <draw:line table:end-cell-address="Hoja5.CR21" table:end-x="0.14cm" table:end-y="0.374cm" draw:z-index="0" draw:name="Line 1" draw:style-name="gr1" draw:text-style-name="P1" svg:x1="0.029cm" svg:y1="0.374cm" svg:x2="15.666cm" svg:y2="0.374cm">
              <text:p/>
            </draw:line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ce1" office:value-type="string">
            <text:p>Datos de Procedencia:</text:p>
          </table:table-cell>
          <table:table-cell table:number-columns-repeated="58"/>
          <table:table-cell table:style-name="ce1" office:value-type="string">
            <text:p>Datos de Nacimiento:</text:p>
          </table:table-cell>
          <table:table-cell table:number-columns-repeated="19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ce1" office:value-type="string">
            <text:p>Departamento</text:p>
          </table:table-cell>
          <table:table-cell table:number-columns-repeated="58"/>
          <table:table-cell table:style-name="ce1" office:value-type="string">
            <text:p>Departamento</text:p>
          </table:table-cell>
          <table:table-cell table:number-columns-repeated="193"/>
        </table:table-row>
        <table:table-row table:style-name="ro1">
          <table:table-cell table:number-columns-repeated="3"/>
          <table:table-cell table:style-name="ce1" office:value-type="string">
            <text:p>Provincia</text:p>
          </table:table-cell>
          <table:table-cell table:number-columns-repeated="58"/>
          <table:table-cell table:style-name="ce1" office:value-type="string">
            <text:p>Provincia</text:p>
          </table:table-cell>
          <table:table-cell table:number-columns-repeated="193"/>
        </table:table-row>
        <table:table-row table:style-name="ro1">
          <table:table-cell table:number-columns-repeated="3"/>
          <table:table-cell table:style-name="ce1" office:value-type="string">
            <text:p>Distrito</text:p>
          </table:table-cell>
          <table:table-cell table:number-columns-repeated="58"/>
          <table:table-cell table:style-name="ce1" office:value-type="string">
            <text:p>Distrito</text:p>
          </table:table-cell>
          <table:table-cell table:number-columns-repeated="193"/>
        </table:table-row>
        <table:table-row table:style-name="ro1">
          <table:table-cell table:number-columns-repeated="3"/>
          <table:table-cell table:style-name="ce1" office:value-type="string">
            <text:p>Centro Poblado</text:p>
          </table:table-cell>
          <table:table-cell table:number-columns-repeated="58"/>
          <table:table-cell table:style-name="ce1" office:value-type="string">
            <text:p>Centro Poblado</text:p>
          </table:table-cell>
          <table:table-cell table:number-columns-repeated="193"/>
        </table:table-row>
        <table:table-row table:style-name="ro1">
          <table:table-cell table:number-columns-repeated="2"/>
          <table:table-cell>
            <draw:line table:end-cell-address="Hoja5.CS29" table:end-x="0.056cm" table:end-y="0.427cm" draw:z-index="1" draw:name="Line 2" draw:style-name="gr1" draw:text-style-name="P1" svg:x1="0.112cm" svg:y1="0.427cm" svg:x2="15.749cm" svg:y2="0.427cm">
              <text:p/>
            </draw:line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ce1" office:value-type="string">
            <text:p>Nº Cuenta</text:p>
          </table:table-cell>
          <table:table-cell table:number-columns-repeated="58"/>
          <table:table-cell table:style-name="ce1" office:value-type="string">
            <text:p>Nº Orden Pago</text:p>
          </table:table-cell>
          <table:table-cell table:number-columns-repeated="193"/>
        </table:table-row>
        <table:table-row table:style-name="ro1" table:number-rows-repeated="1048544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table table:name="HistoriaClinicaCE" table:style-name="ta2" table:print-ranges="HistoriaClinicaCE.A1:HistoriaClinicaCE.DB59">
        <office:forms form:automatic-focus="false" form:apply-design-mode="false"/>
        <table:table-column table:style-name="co1" table:number-columns-repeated="106" table:default-cell-style-name="Normal_5f_GalenHos"/>
        <table:table-column table:style-name="co2" table:number-columns-repeated="150" table:default-cell-style-name="Normal_5f_GalenHos"/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ce1"/>
          <table:table-cell table:style-name="ce2"/>
          <table:table-cell table:number-columns-repeated="251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4">
          <table:table-cell table:number-columns-repeated="21"/>
          <table:table-cell table:style-name="ce3" office:value-type="string">
            <text:p>HOJA DE FILIACION DE PACIENTE</text:p>
          </table:table-cell>
          <table:table-cell table:number-columns-repeated="234"/>
        </table:table-row>
        <table:table-row table:style-name="ro5">
          <table:table-cell table:number-columns-repeated="69"/>
          <table:table-cell table:style-name="ce1" office:value-type="string">
            <text:p>Nro Historia</text:p>
          </table:table-cell>
          <table:table-cell table:number-columns-repeated="13"/>
          <table:table-cell table:style-name="ce1"/>
          <table:table-cell table:style-name="ce8"/>
          <table:table-cell table:number-columns-repeated="171"/>
        </table:table-row>
        <table:table-row table:style-name="ro2" table:visibility="collapse">
          <table:table-cell table:number-columns-repeated="256"/>
        </table:table-row>
        <table:table-row table:style-name="ro3">
          <table:table-cell table:number-columns-repeated="27"/>
          <table:table-cell table:style-name="ce4"/>
          <table:table-cell table:style-name="ce6"/>
          <table:table-cell table:number-columns-repeated="227"/>
        </table:table-row>
        <table:table-row table:style-name="ro6">
          <table:table-cell table:number-columns-repeated="3"/>
          <table:table-cell table:style-name="ce1" office:value-type="string">
            <text:p>Apellidos Y Nombres</text:p>
          </table:table-cell>
          <table:table-cell table:style-name="ce1"/>
          <table:table-cell table:number-columns-repeated="22"/>
          <table:table-cell table:style-name="ce5"/>
          <table:table-cell table:style-name="ce6"/>
          <table:table-cell table:number-columns-repeated="227"/>
        </table:table-row>
        <table:table-row table:style-name="ro2">
          <table:table-cell table:number-columns-repeated="3"/>
          <table:table-cell table:style-name="ce1" table:number-columns-repeated="2"/>
          <table:table-cell table:number-columns-repeated="251"/>
        </table:table-row>
        <table:table-row table:style-name="ro7">
          <table:table-cell table:number-columns-repeated="3"/>
          <table:table-cell table:style-name="ce1" office:value-type="string">
            <text:p>Fecha ingreso</text:p>
          </table:table-cell>
          <table:table-cell table:style-name="ce1"/>
          <table:table-cell table:number-columns-repeated="23"/>
          <table:table-cell table:style-name="ce7"/>
          <table:table-cell table:number-columns-repeated="33"/>
          <table:table-cell table:style-name="ce1" office:value-type="string">
            <text:p>Edad (años)</text:p>
          </table:table-cell>
          <table:table-cell table:number-columns-repeated="193"/>
        </table:table-row>
        <table:table-row table:style-name="ro7">
          <table:table-cell table:number-columns-repeated="3"/>
          <table:table-cell table:style-name="ce1" office:value-type="string">
            <text:p>Hora ingreso</text:p>
          </table:table-cell>
          <table:table-cell table:style-name="ce1"/>
          <table:table-cell table:number-columns-repeated="57"/>
          <table:table-cell table:style-name="ce1" office:value-type="string">
            <text:p>Fecha nacimiento</text:p>
          </table:table-cell>
          <table:table-cell table:number-columns-repeated="193"/>
        </table:table-row>
        <table:table-row table:style-name="ro7">
          <table:table-cell table:number-columns-repeated="3"/>
          <table:table-cell table:style-name="ce1" office:value-type="string">
            <text:p>Consultorio</text:p>
          </table:table-cell>
          <table:table-cell table:style-name="ce1"/>
          <table:table-cell table:number-columns-repeated="57"/>
          <table:table-cell table:style-name="ce1" office:value-type="string">
            <text:p>Sexo</text:p>
          </table:table-cell>
          <table:table-cell table:style-name="ce1" table:number-columns-repeated="2"/>
          <table:table-cell table:number-columns-repeated="191"/>
        </table:table-row>
        <table:table-row table:style-name="ro7">
          <table:table-cell table:number-columns-repeated="3"/>
          <table:table-cell table:style-name="ce1" office:value-type="string">
            <text:p>Estado Civil</text:p>
          </table:table-cell>
          <table:table-cell table:style-name="ce1"/>
          <table:table-cell table:number-columns-repeated="57"/>
          <table:table-cell table:style-name="ce1" office:value-type="string">
            <text:p>N° Documento</text:p>
          </table:table-cell>
          <table:table-cell table:number-columns-repeated="193"/>
        </table:table-row>
        <table:table-row table:style-name="ro7">
          <table:table-cell table:number-columns-repeated="3"/>
          <table:table-cell table:style-name="ce1" office:value-type="string">
            <text:p>Médico</text:p>
          </table:table-cell>
          <table:table-cell table:style-name="ce1"/>
          <table:table-cell table:number-columns-repeated="57"/>
          <table:table-cell table:style-name="ce1" office:value-type="string">
            <text:p>Ocupacion</text:p>
          </table:table-cell>
          <table:table-cell table:number-columns-repeated="193"/>
        </table:table-row>
        <table:table-row table:style-name="ro7">
          <table:table-cell table:number-columns-repeated="3"/>
          <table:table-cell table:style-name="ce1" office:value-type="string">
            <text:p>Especialidad</text:p>
          </table:table-cell>
          <table:table-cell table:style-name="ce1"/>
          <table:table-cell table:number-columns-repeated="57"/>
          <table:table-cell table:style-name="ce1" office:value-type="string">
            <text:p>Teléfono</text:p>
          </table:table-cell>
          <table:table-cell table:number-columns-repeated="193"/>
        </table:table-row>
        <table:table-row table:style-name="ro7">
          <table:table-cell table:number-columns-repeated="3"/>
          <table:table-cell table:style-name="ce1" office:value-type="string">
            <text:p>Dirección</text:p>
          </table:table-cell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ce1" office:value-type="string">
            <text:p>Departamento</text:p>
          </table:table-cell>
          <table:table-cell table:style-name="ce1"/>
          <table:table-cell table:number-columns-repeated="57"/>
          <table:table-cell table:style-name="ce1" office:value-type="string">
            <text:p>Provincia</text:p>
          </table:table-cell>
          <table:table-cell table:number-columns-repeated="193"/>
        </table:table-row>
        <table:table-row table:style-name="ro1">
          <table:table-cell table:number-columns-repeated="3"/>
          <table:table-cell table:style-name="ce1" office:value-type="string">
            <text:p>Distrito</text:p>
          </table:table-cell>
          <table:table-cell table:style-name="ce1"/>
          <table:table-cell table:number-columns-repeated="57"/>
          <table:table-cell table:style-name="ce1" office:value-type="string">
            <text:p>Centro Poblado</text:p>
          </table:table-cell>
          <table:table-cell table:number-columns-repeated="19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>
            <draw:line table:end-cell-address="HistoriaClinicaCE.CR22" table:end-x="0.14cm" table:end-y="0.133cm" draw:z-index="0" draw:name="Line 1" draw:style-name="gr1" draw:text-style-name="P1" svg:x1="0.029cm" svg:y1="0.133cm" svg:x2="15.666cm" svg:y2="0.133cm">
              <text:p/>
            </draw:line>
          </table:table-cell>
          <table:table-cell table:number-columns-repeated="253"/>
        </table:table-row>
        <table:table-row table:style-name="ro1">
          <table:table-cell table:number-columns-repeated="3"/>
          <table:table-cell table:style-name="ce1" office:value-type="string">
            <text:p>Datos de Procedencia:</text:p>
          </table:table-cell>
          <table:table-cell table:number-columns-repeated="58"/>
          <table:table-cell table:style-name="ce1" office:value-type="string">
            <text:p>Datos de Nacimiento:</text:p>
          </table:table-cell>
          <table:table-cell table:number-columns-repeated="19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ce1" office:value-type="string">
            <text:p>Departamento</text:p>
          </table:table-cell>
          <table:table-cell table:number-columns-repeated="58"/>
          <table:table-cell table:style-name="ce1" office:value-type="string">
            <text:p>Departamento</text:p>
          </table:table-cell>
          <table:table-cell table:number-columns-repeated="193"/>
        </table:table-row>
        <table:table-row table:style-name="ro1">
          <table:table-cell table:number-columns-repeated="3"/>
          <table:table-cell table:style-name="ce1" office:value-type="string">
            <text:p>Provincia</text:p>
          </table:table-cell>
          <table:table-cell table:number-columns-repeated="58"/>
          <table:table-cell table:style-name="ce1" office:value-type="string">
            <text:p>Provincia</text:p>
          </table:table-cell>
          <table:table-cell table:number-columns-repeated="193"/>
        </table:table-row>
        <table:table-row table:style-name="ro1">
          <table:table-cell table:number-columns-repeated="3"/>
          <table:table-cell table:style-name="ce1" office:value-type="string">
            <text:p>Distrito</text:p>
          </table:table-cell>
          <table:table-cell table:number-columns-repeated="58"/>
          <table:table-cell table:style-name="ce1" office:value-type="string">
            <text:p>Distrito</text:p>
          </table:table-cell>
          <table:table-cell table:number-columns-repeated="193"/>
        </table:table-row>
        <table:table-row table:style-name="ro1">
          <table:table-cell table:number-columns-repeated="3"/>
          <table:table-cell table:style-name="ce1" office:value-type="string">
            <text:p>Centro Poblado</text:p>
          </table:table-cell>
          <table:table-cell table:number-columns-repeated="58"/>
          <table:table-cell table:style-name="ce1" office:value-type="string">
            <text:p>Centro Poblado</text:p>
          </table:table-cell>
          <table:table-cell table:number-columns-repeated="19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>
            <draw:line table:end-cell-address="HistoriaClinicaCE.CS30" table:end-x="0.056cm" table:end-y="0.186cm" draw:z-index="1" draw:name="Line 2" draw:style-name="gr1" draw:text-style-name="P1" svg:x1="0.112cm" svg:y1="0.186cm" svg:x2="15.749cm" svg:y2="0.186cm">
              <text:p/>
            </draw:line>
          </table:table-cell>
          <table:table-cell table:number-columns-repeated="253"/>
        </table:table-row>
        <table:table-row table:style-name="ro1">
          <table:table-cell table:number-columns-repeated="3"/>
          <table:table-cell table:style-name="ce1" office:value-type="string">
            <text:p>Nº Cuenta</text:p>
          </table:table-cell>
          <table:table-cell table:number-columns-repeated="58"/>
          <table:table-cell table:style-name="ce1" office:value-type="string">
            <text:p>Nº Orden Pago</text:p>
          </table:table-cell>
          <table:table-cell table:number-columns-repeated="193"/>
        </table:table-row>
        <table:table-row table:style-name="ro1" table:number-rows-repeated="104854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range table:name="Excel_BuiltIn_Print_Area" table:base-cell-address="$Hoja5.$A$1" table:cell-range-address="$HistoriaClinicaCE.$A$1:.$DB$59" table:range-usable-as="print-range"/>
        </table:named-expressions>
      </table:table>
      <table:table table:name="Hoja1" table:style-name="ta3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  <table:named-expressions/>
      </table:table>
      <table:table table:name="Hoja2" table:style-name="ta4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  <table:named-expressions/>
      </table:table>
      <table:table table:name="Hoja3" table:style-name="ta5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  <table:named-expressions/>
      </table:table>
      <table:named-expressions>
        <table:named-range table:name="NroHistoriaClinica" table:base-cell-address="$Hoja5.$A$1" table:cell-range-address="$HistoriaClinicaCE.$AC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1cm" fo:margin-left="2cm" fo:margin-right="1cm" style:first-page-number="continue" style:scale-to="100%" style:writing-mode="lr-tb"/>
      <style:header-style>
        <style:header-footer-properties fo:min-height="0.751cm" fo:margin-left="0cm" fo:margin-right="0.9cm" fo:margin-bottom="0.647cm"/>
      </style:header-style>
      <style:footer-style>
        <style:header-footer-properties fo:min-height="0.751cm" fo:margin-left="0cm" fo:margin-right="0.9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29/04/2014</text:date>, <text:time>13:16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istoriaClinicaCE" style:display-name="PageStyle_HistoriaClinicaCE" style:page-layout-name="Mpm3">
      <style:header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4-29T13:16:58.39</dc:date>
    <meta:generator>OpenOffice/4.0.0$Win32 OpenOffice.org_project/400m3$Build-9702</meta:generator>
    <meta:editing-duration>PT42S</meta:editing-duration>
    <meta:editing-cycles>1</meta:editing-cycles>
    <meta:document-statistic meta:table-count="5" meta:cell-count="64" meta:object-count="4"/>
  </office:meta>
</office:document-meta>
</file>

<file path=Basic/Standard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Sub Hoja1
Rem 
End Sub
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Sub Sheet1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Sub Sheet2
End Sub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Sub Sheet3
End Sub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Hoja1"/>
  <library:element library:name="Sheet1"/>
  <library:element library:name="Sheet2"/>
  <library:element library:name="Sheet3"/>
  <library:element library:name="Sheet4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